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0bc" officeooo:paragraph-rsid="000060bc"/>
    </style:style>
    <style:style style:name="P2" style:family="paragraph" style:parent-style-name="Standard">
      <style:paragraph-properties>
        <style:tab-stops>
          <style:tab-stop style:position="12.003cm"/>
        </style:tab-stops>
      </style:paragraph-properties>
      <style:text-properties officeooo:rsid="000060bc" officeooo:paragraph-rsid="000060bc"/>
    </style:style>
    <style:style style:name="P3" style:family="paragraph" style:parent-style-name="Standard">
      <style:text-properties fo:font-weight="bold" officeooo:rsid="000060bc" officeooo:paragraph-rsid="000060bc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2.003cm"/>
        </style:tab-stops>
      </style:paragraph-properties>
      <style:text-properties officeooo:rsid="0001fd87" officeooo:paragraph-rsid="0001fd87"/>
    </style:style>
    <style:style style:name="P5" style:family="paragraph" style:parent-style-name="Standard">
      <style:paragraph-properties>
        <style:tab-stops>
          <style:tab-stop style:position="12.003cm"/>
        </style:tab-stops>
      </style:paragraph-properties>
      <style:text-properties officeooo:rsid="00021696" officeooo:paragraph-rsid="0001fd87"/>
    </style:style>
    <style:style style:name="T1" style:family="text">
      <style:text-properties officeooo:rsid="0001fd87"/>
    </style:style>
    <style:style style:name="T2" style:family="text">
      <style:text-properties officeooo:rsid="00029590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mulario libre. Evelyn Rodríguez Martín.</text:p>
      <text:p text:style-name="P1"/>
      <text:p text:style-name="P1">El formulario realizado se encuentra destinado al registro de una persona de tercera edad o con alguna incapacidad cognitiva severa a una residencia inventada que se encuentra en la isla de Fuerteventura. Asimismo se encentra una descripción del lugar y qué se puede encontrar en él. <text:span text:style-name="T2">Las fotos que se muestran son del hospitalito en La Ampuyenta</text:span></text:p>
      <text:p text:style-name="P1"/>
      <text:p text:style-name="P2">De este modo, dentro del html encontramos atributos normales como img, id, o style, utilizados para dar apariencia e identificación a la página. También metí controles importantes como fieldset con atributos de apariencia y <text:span text:style-name="T1">de legend. </text:span></text:p>
      <text:p text:style-name="P4">El atributo type, name y value lo usé para darle valor a lo mostrado, nombre y una condición con type, por ejemplo con text, radio, checkbox…</text:p>
      <text:p text:style-name="P5">Por otro lado, para las elecciones de los diferentes menús como el municipio o la provincia utilicé un list como atributo de un control imput y luego el atributo value dentro del control option.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22:46:13.509000000</meta:creation-date>
    <dc:date>2021-11-04T23:36:33.686000000</dc:date>
    <meta:editing-duration>PT18M19S</meta:editing-duration>
    <meta:editing-cycles>1</meta:editing-cycles>
    <meta:document-statistic meta:table-count="0" meta:image-count="0" meta:object-count="0" meta:page-count="1" meta:paragraph-count="5" meta:word-count="158" meta:character-count="957" meta:non-whitespace-character-count="803"/>
    <meta:generator>LibreOffice/7.2.1.2$Windows_X86_64 LibreOffice_project/87b77fad49947c1441b67c559c339af8f3517e22</meta:generator>
  </office:meta>
</office:document-meta>
</file>